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d Kembel</text:p>
      <text:p text:style-name="P1">Data Mining</text:p>
      <text:p text:style-name="P1">Project 2.2</text:p>
      <text:p text:style-name="P1"/>
      <text:p text:style-name="P2">AODE</text:p>
      <text:p text:style-name="P3"><text:tab/>This algorithm averages the results of many alternative naive-Bayes-like models to come up with a prediction. <text:s/>This algorithm has weaker independence assumptions than the naïve Bayes.</text:p>
      <text:p text:style-name="P3"/>
      <text:p text:style-name="P3"><text:tab/>Just using the nominal dataset without changing anything, this algorithm achieved 50% accurate on predicting the play attribute. <text:s/>However, using the strategy that I used in the past project, I removed the temperature attribute and the accuracy jumped up to 78%.</text:p>
      <text:p text:style-name="P3"/>
      <text:p text:style-name="P2">BayesNet</text:p>
      <text:p text:style-name="P3"><text:tab/>The API just says that this algorithm uses Bayes network learning with a variety of search algorithms and quality measures.</text:p>
      <text:p text:style-name="P3"/>
      <text:p text:style-name="P3"><text:tab/>This algorithm let me play around with the estimator that it used. <text:s/>It also let me choose the search algorithm used but I seemed to get lots of errors when I tried to change this value. <text:s/>Therefore I just stuck with experimenting with the estimator. <text:s/>My first run achieved a 57% accuracy. <text:s/>I changed estimators to the multinominal estimators and the accuracy moved up to 60%. <text:s/>I then tried the BMA estimator and came up with an accuracy of about 64%.</text:p>
      <text:p text:style-name="P3"/>
      <text:p text:style-name="P2">Naïve Bayes</text:p>
      <text:p text:style-name="P3"><text:tab/>Naïve Bayes is the algorithm we learned in class today. <text:s/>It assumes independence among all the data and then classifies a data object based on what probability is the highest. </text:p>
      <text:p text:style-name="P3"/>
      <text:p text:style-name="P3"><text:tab/>This algorithm started out at 57%. <text:s/>Removing any attribute but wind gave me an accuracy of 50%, but when I removed wind, the accuracy jumped up to 71%. <text:s/>According to this algorithm there is a 63% chance for play to be yes. <text:s/>This corresponds to some of the other algorithms that were run and only guess yes, in which they had a 64% accuracy.</text:p>
      <text:p text:style-name="P3"/>
      <text:p text:style-name="P2">Multilayer Perceptron</text:p>
      <text:p text:style-name="P2"><text:span text:style-name="T2"><text:tab/>This algorithm started out with an accuracy of 71%. <text:s/>I removed attributes and that just degraded the accuracy. <text:s/>Then I tried changing the number of hidden layers. <text:s/>I tried four hidden layers of four nodes each. <text:s/>This reduced the accuracy to 64%. <text:s/>I tried different numbers of nodes in four hidden layers and got the same results. <text:s/>Two layers of three nodes apiece brought me back up to the 71%.</text:span></text:p>
      <text:p text:style-name="P2"><text:span text:style-name="T2"/></text:p>
      <text:p text:style-name="P2">Voted Perceptron</text:p>
      <text:p text:style-name="P3"><text:tab/>When this algorithm is ran using only one iteration it achieves an accuracy of 57%. <text:s text:c="2"/>When I ran it with two iterations it got an accuracy of 64%. <text:s/>Three iterations was an accuracy of 71% and it seemed to level off after that because even with an increase in iterations the accuracy remained at 71%.</text:p>
      <text:p text:style-name="P3"><text:tab/></text:p>
      <text:p text:style-name="P2">Winnow</text:p>
      <text:p text:style-name="P3"><text:tab/>Winnow started out with an accuracy of 50%. <text:s/>I changed some of the variables for Winnow but still got 50%. <text:s/>It wasn't until I removed the wind attribute or humidity attribute that my results improved. <text:s/>Removing one of these attributes bumped my accuracy up to 71%.</text:p>
      <text:p text:style-name="P3"><text:soft-page-break/></text:p>
      <text:p text:style-name="P3">Overall, it seems like 50%, 64%, and 71% are magic numbers for this dataset since many algorithms all got these same accuracies. <text:s/>I assume that this is from the limited dataset and it also pertains to the particular attributes that I am working with at the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6T19:32:31</meta:creation-date>
    <dc:date>2009-10-26T22:16:33</dc:date>
    <meta:editing-duration>PT02H44M04S</meta:editing-duration>
    <meta:editing-cycles>10</meta:editing-cycles>
    <meta:generator>OpenOffice.org/3.0$Unix OpenOffice.org_project/300m15$Build-9379</meta:generator>
    <meta:document-statistic meta:table-count="0" meta:image-count="0" meta:object-count="0" meta:page-count="2" meta:paragraph-count="20" meta:word-count="495" meta:character-count="2860"/>
    <meta:user-defined meta:name="Info 1"/>
    <meta:user-defined meta:name="Info 2"/>
    <meta:user-defined meta:name="Info 3"/>
    <meta:user-defined meta:name="Info 4"/>
  </office:meta>
</office:document-meta>
</file>